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71174" officeooo:paragraph-rsid="00071174" style:font-size-asian="12pt" style:font-size-complex="12pt"/>
    </style:style>
    <style:style style:name="P2" style:family="paragraph" style:parent-style-name="Standard">
      <style:text-properties fo:font-size="12pt" officeooo:rsid="00071174" officeooo:paragraph-rsid="0008a70b" style:font-size-asian="12pt" style:font-size-complex="12pt"/>
    </style:style>
    <style:style style:name="P3" style:family="paragraph" style:parent-style-name="Standard">
      <style:text-properties fo:font-size="12pt" officeooo:rsid="0009d464" officeooo:paragraph-rsid="0009d464" style:font-size-asian="12pt" style:font-size-complex="12pt"/>
    </style:style>
    <style:style style:name="P4" style:family="paragraph" style:parent-style-name="Standard">
      <style:text-properties fo:font-size="12pt" officeooo:rsid="0009d464" officeooo:paragraph-rsid="000f66cd" style:font-size-asian="12pt" style:font-size-complex="12pt"/>
    </style:style>
    <style:style style:name="P5" style:family="paragraph" style:parent-style-name="Standard">
      <style:text-properties fo:font-size="12pt" officeooo:rsid="0009d464" officeooo:paragraph-rsid="000f84ed" style:font-size-asian="12pt" style:font-size-complex="12pt"/>
    </style:style>
    <style:style style:name="P6" style:family="paragraph" style:parent-style-name="Standard">
      <style:text-properties fo:font-size="12pt" officeooo:rsid="0008a70b" officeooo:paragraph-rsid="0008a70b" style:font-size-asian="12pt" style:font-size-complex="12pt"/>
    </style:style>
    <style:style style:name="P7" style:family="paragraph" style:parent-style-name="Standard">
      <style:text-properties fo:color="#000000" fo:font-size="12pt" officeooo:rsid="000f84ed" officeooo:paragraph-rsid="000f84ed" style:font-size-asian="12pt" style:font-size-complex="12pt"/>
    </style:style>
    <style:style style:name="P8" style:family="paragraph" style:parent-style-name="Standard">
      <style:text-properties fo:color="#ce181e" fo:font-size="12pt" officeooo:rsid="0009d464" officeooo:paragraph-rsid="000f66cd" style:font-size-asian="12pt" style:font-size-complex="12pt"/>
    </style:style>
    <style:style style:name="P9" style:family="paragraph" style:parent-style-name="Standard">
      <style:paragraph-properties fo:margin-left="1.4772in" fo:margin-right="0in" fo:text-indent="0in" style:auto-text-indent="false"/>
      <style:text-properties fo:font-size="12pt" officeooo:rsid="00071174" officeooo:paragraph-rsid="0008a70b" style:font-size-asian="12pt" style:font-size-complex="12pt"/>
    </style:style>
    <style:style style:name="P10" style:family="paragraph" style:parent-style-name="Heading_20_2">
      <style:paragraph-properties fo:margin-left="1.4772in" fo:margin-right="0in" fo:text-indent="0in" style:auto-text-indent="false"/>
      <style:text-properties fo:font-size="12pt" officeooo:rsid="0009d464" officeooo:paragraph-rsid="0009d464" style:font-size-asian="12pt" style:font-size-complex="12pt"/>
    </style:style>
    <style:style style:name="P11" style:family="paragraph" style:parent-style-name="Heading_20_2">
      <style:paragraph-properties fo:margin-left="1.4772in" fo:margin-right="0in" fo:text-align="justify" style:justify-single-word="false" fo:text-indent="0in" style:auto-text-indent="false"/>
      <style:text-properties fo:font-size="12pt" officeooo:rsid="0009d464" officeooo:paragraph-rsid="000f66cd" style:font-size-asian="12pt" style:font-size-complex="12pt"/>
    </style:style>
    <style:style style:name="P12" style:family="paragraph" style:parent-style-name="Heading_20_2">
      <style:paragraph-properties fo:margin-left="1.4772in" fo:margin-right="0in" fo:text-align="justify" style:justify-single-word="false" fo:text-indent="0in" style:auto-text-indent="false"/>
      <style:text-properties fo:font-size="12pt" officeooo:rsid="00071174" officeooo:paragraph-rsid="000b421c" style:font-size-asian="12pt" style:font-size-complex="12pt"/>
    </style:style>
    <style:style style:name="P13" style:family="paragraph" style:parent-style-name="Standard">
      <style:paragraph-properties fo:margin-left="1.9693in" fo:margin-right="0in" fo:text-indent="0in" style:auto-text-indent="false"/>
      <style:text-properties fo:font-size="12pt" officeooo:rsid="00071174" officeooo:paragraph-rsid="00071174" style:font-size-asian="12pt" style:font-size-complex="12pt"/>
    </style:style>
    <style:style style:name="P14" style:family="paragraph" style:parent-style-name="Heading_20_2">
      <style:paragraph-properties fo:margin-left="1.9693in" fo:margin-right="0in" fo:text-align="justify" style:justify-single-word="false" fo:text-indent="0in" style:auto-text-indent="false"/>
      <style:text-properties fo:font-size="12pt" officeooo:rsid="00071174" officeooo:paragraph-rsid="000b421c" style:font-size-asian="12pt" style:font-size-complex="12pt"/>
    </style:style>
    <style:style style:name="P15" style:family="paragraph" style:parent-style-name="Heading_20_2">
      <style:paragraph-properties fo:margin-left="1.9693in" fo:margin-right="0in" fo:text-align="justify" style:justify-single-word="false" fo:text-indent="0in" style:auto-text-indent="false"/>
      <style:text-properties fo:font-size="12pt" officeooo:rsid="0012c76b" officeooo:paragraph-rsid="0012c76b" style:font-size-asian="12pt" style:font-size-complex="12pt"/>
    </style:style>
    <style:style style:name="P16" style:family="paragraph" style:parent-style-name="Heading_20_2">
      <style:paragraph-properties fo:margin-left="1.9693in" fo:margin-right="0in" fo:text-align="justify" style:justify-single-word="false" fo:text-indent="0in" style:auto-text-indent="false"/>
      <style:text-properties fo:font-size="12pt" officeooo:rsid="00145f48" officeooo:paragraph-rsid="00145f48" style:font-size-asian="12pt" style:font-size-complex="12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officeooo:rsid="00071174" officeooo:paragraph-rsid="000b421c" style:font-size-asian="12pt" style:font-size-complex="12pt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officeooo:rsid="000dd171" officeooo:paragraph-rsid="000dd171" style:font-size-asian="12pt" style:font-size-complex="12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officeooo:rsid="0009d464" officeooo:paragraph-rsid="000dd171" style:font-size-asian="12pt" style:font-size-complex="12pt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officeooo:rsid="0009d464" officeooo:paragraph-rsid="000f66cd" style:font-size-asian="12pt" style:font-size-complex="12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officeooo:rsid="000f66cd" officeooo:paragraph-rsid="000f66cd" style:font-size-asian="12pt" style:font-size-complex="12pt"/>
    </style:style>
    <style:style style:name="P2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officeooo:rsid="000b421c" officeooo:paragraph-rsid="000b421c" style:font-size-asian="12pt" style:font-size-complex="12pt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officeooo:rsid="00120155" officeooo:paragraph-rsid="00120155" style:font-size-asian="12pt" style:font-size-complex="12pt"/>
    </style:style>
    <style:style style:name="P2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officeooo:rsid="0012c76b" officeooo:paragraph-rsid="0012c76b" style:font-size-asian="12pt" style:font-size-complex="12pt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officeooo:rsid="00145f48" officeooo:paragraph-rsid="00145f48" style:font-size-asian="12pt" style:font-size-complex="12pt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officeooo:rsid="001545d2" officeooo:paragraph-rsid="001545d2" style:font-size-asian="12pt" style:font-size-complex="12pt"/>
    </style:style>
    <style:style style:name="P27" style:family="paragraph" style:parent-style-name="Heading_20_2">
      <style:paragraph-properties fo:margin-left="2.4618in" fo:margin-right="0in" fo:text-align="justify" style:justify-single-word="false" fo:text-indent="0in" style:auto-text-indent="false"/>
      <style:text-properties fo:font-size="12pt" officeooo:rsid="001545d2" officeooo:paragraph-rsid="001545d2" style:font-size-asian="12pt" style:font-size-complex="12pt"/>
    </style:style>
    <style:style style:name="P2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officeooo:rsid="001545d2" officeooo:paragraph-rsid="001545d2" style:font-size-asian="12pt" style:font-size-complex="12pt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officeooo:rsid="001545d2" officeooo:paragraph-rsid="001545d2" style:font-size-asian="12pt" style:font-size-complex="12pt"/>
    </style:style>
    <style:style style:name="P3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use-window-font-color="true" fo:font-size="12pt" fo:font-weight="normal" officeooo:rsid="0019f3e9" officeooo:paragraph-rsid="0019f3e9" style:font-size-asian="12pt" style:font-weight-asian="normal" style:font-size-complex="12pt" style:font-weight-complex="normal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8a70b" fo:background-color="#fff200" loext:char-shading-value="0"/>
    </style:style>
    <style:style style:name="T3" style:family="text">
      <style:text-properties officeooo:rsid="0015ace4" fo:background-color="#fff200" loext:char-shading-value="0"/>
    </style:style>
    <style:style style:name="T4" style:family="text">
      <style:text-properties officeooo:rsid="0008a7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a70b" style:font-weight-asian="bold" style:font-weight-complex="bold"/>
    </style:style>
    <style:style style:name="T7" style:family="text">
      <style:text-properties fo:color="#ce181e"/>
    </style:style>
    <style:style style:name="T8" style:family="text">
      <style:text-properties fo:color="#ce181e" fo:background-color="#fff200" loext:char-shading-value="0"/>
    </style:style>
    <style:style style:name="T9" style:family="text">
      <style:text-properties fo:color="#21409a"/>
    </style:style>
    <style:style style:name="T10" style:family="text">
      <style:text-properties fo:color="#21409a" officeooo:rsid="000f66cd"/>
    </style:style>
    <style:style style:name="T11" style:family="text">
      <style:text-properties fo:color="#21409a" officeooo:rsid="000f84ed"/>
    </style:style>
    <style:style style:name="T12" style:family="text">
      <style:text-properties fo:color="#7477b8"/>
    </style:style>
    <style:style style:name="T13" style:family="text">
      <style:text-properties fo:color="#7477b8" officeooo:rsid="000f84ed"/>
    </style:style>
    <style:style style:name="T14" style:family="text">
      <style:text-properties fo:color="#ed1c24"/>
    </style:style>
    <style:style style:name="T15" style:family="text">
      <style:text-properties officeooo:rsid="000dd171"/>
    </style:style>
    <style:style style:name="T16" style:family="text">
      <style:text-properties fo:color="#000000"/>
    </style:style>
    <style:style style:name="T17" style:family="text">
      <style:text-properties fo:color="#000000" officeooo:rsid="000f66cd"/>
    </style:style>
    <style:style style:name="T18" style:family="text">
      <style:text-properties fo:color="#000000" officeooo:rsid="000f84ed"/>
    </style:style>
    <style:style style:name="T19" style:family="text">
      <style:text-properties fo:color="#000000" style:text-underline-style="none" officeooo:rsid="0015ace4" fo:background-color="transparent" loext:char-shading-value="0"/>
    </style:style>
    <style:style style:name="T20" style:family="text">
      <style:text-properties fo:color="#000000" style:text-underline-style="none" fo:font-weight="bold" officeooo:rsid="0015ace4" fo:background-color="transparent" loext:char-shading-value="0" style:font-weight-asian="bold" style:font-weight-complex="bold"/>
    </style:style>
    <style:style style:name="T21" style:family="text">
      <style:text-properties fo:color="#000000" style:text-underline-style="none" fo:font-weight="bold" officeooo:rsid="0015ace4" fo:background-color="#fff200" loext:char-shading-value="0" style:font-weight-asian="bold" style:font-weight-complex="bold"/>
    </style:style>
    <style:style style:name="T22" style:family="text">
      <style:text-properties officeooo:rsid="000f84ed"/>
    </style:style>
    <style:style style:name="T23" style:family="text">
      <style:text-properties fo:color="#999999" officeooo:rsid="000f66cd"/>
    </style:style>
    <style:style style:name="T24" style:family="text">
      <style:text-properties fo:color="#999999" officeooo:rsid="000f84ed"/>
    </style:style>
    <style:style style:name="T25" style:family="text">
      <style:text-properties officeooo:rsid="0015ace4"/>
    </style:style>
    <style:style style:name="T26" style:family="text">
      <style:text-properties officeooo:rsid="0015ace4"/>
    </style:style>
    <style:style style:name="T27" style:family="text">
      <style:text-properties officeooo:rsid="0015ace4" fo:background-color="transparent" loext:char-shading-value="0"/>
    </style:style>
    <style:style style:name="T28" style:family="text">
      <style:text-properties officeooo:rsid="0015ace4" fo:background-color="transparent" loext:char-shading-value="0"/>
    </style:style>
    <style:style style:name="T29" style:family="text">
      <style:text-properties fo:color="#0000ff"/>
    </style:style>
    <style:style style:name="T30" style:family="text">
      <style:text-properties officeooo:rsid="0019b69e"/>
    </style:style>
    <style:style style:name="T31" style:family="text">
      <style:text-properties officeooo:rsid="0015ace4" fo:background-color="#ffff00" loext:char-shading-value="0"/>
    </style:style>
    <style:style style:name="T32" style:family="text">
      <style:text-properties officeooo:rsid="0015ace4" fo:background-color="#ffff00" loext:char-shading-value="0"/>
    </style:style>
    <style:style style:name="T33" style:family="text">
      <style:text-properties style:text-underline-style="none" officeooo:rsid="0015ace4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How to solve the errors</text:span>:</text:p>
      <text:p text:style-name="P1">1: when there are multiple errors at a code, it is better to correct the first error because it is possible that other errors are caused due to that code. Hence, they may be disappeared.</text:p>
      <text:p text:style-name="P1">2: depending on the our compiler, it <text:span text:style-name="T29">is</text:span> possible that we do not use <text:span text:style-name="T29">return 0</text:span>, command without any error.</text:p>
      <text:p text:style-name="P1"/>
      <text:p text:style-name="P9"><text:span text:style-name="T6">How to print two characters in separate lines</text:span><text:span text:style-name="T4">:</text:span></text:p>
      <text:p text:style-name="P6">we should put a back slash and n after the sentence.</text:p>
      <text:p text:style-name="P2"><text:span text:style-name="T4">printf("Hello world!</text:span><text:span text:style-name="T2">\n</text:span><text:span text:style-name="T4">"); </text:span></text:p>
      <text:p text:style-name="P2"/>
      <text:p text:style-name="P3"><text:span text:style-name="T7">example code</text:span>:</text:p>
      <text:p text:style-name="P3">#<text:span text:style-name="T9">include</text:span> <text:span text:style-name="T14">&lt;stdio.h&gt;</text:span></text:p>
      <text:p text:style-name="P3"><text:span text:style-name="T9">int</text:span> main(<text:span text:style-name="T9">void</text:span>){</text:p>
      <text:p text:style-name="P3"><text:s text:c="4"/><text:span text:style-name="T12">printf</text:span>("I already know how to:\n");</text:p>
      <text:p text:style-name="P3"><text:s text:c="4"/><text:span text:style-name="T12">printf</text:span>("- Print text to the screen.\n");</text:p>
      <text:p text:style-name="P3"><text:s text:c="4"/><text:span text:style-name="T12">printf</text:span>("- Start a new line.\n");</text:p>
      <text:p text:style-name="P3"><text:s text:c="4"/><text:span text:style-name="T12">printf</text:span>("- Fix errors.");</text:p>
      <text:p text:style-name="P3"><text:s text:c="4"/><text:span text:style-name="T9">return 0</text:span>;</text:p>
      <text:p text:style-name="P3">}</text:p>
      <text:p text:style-name="P3"/>
      <text:h text:style-name="P10" text:outline-level="2">Print multiple lines with one printf statement</text:h>
      <text:p text:style-name="P22">We use a back slash and n after what will be printed and then we will put the next part that should be printed at the next new line.</text:p>
      <text:p text:style-name="P17"><text:span text:style-name="T4">printf("Hello world!</text:span><text:span text:style-name="T2">\n</text:span><text:span text:style-name="T4">Hello world!");</text:span></text:p>
      <text:p text:style-name="P17"/>
      <text:h text:style-name="P12" text:outline-level="2">Print quotation mark and escape special characters</text:h>
      <text:p text:style-name="P17"/>
      <text:p text:style-name="P18">In order to print a quotation mark at printing we should put a back slash before the quotation marks.</text:p>
      <text:p text:style-name="P19"><text:span text:style-name="T12">printf</text:span>("I already <text:span text:style-name="T15">\</text:span>"know<text:span text:style-name="T15">\</text:span>" how to.")</text:p>
      <text:p text:style-name="P17"/>
      <text:h text:style-name="P14" text:outline-level="2">Repeat one instruction with a for loop</text:h>
      <text:p text:style-name="P17"/>
      <text:p text:style-name="P21">We use a for loop to execute an instruction for <text:span text:style-name="T22">n</text:span> times. <text:span text:style-name="T22">We use the below structure between two embrace mark.</text:span></text:p>
      <text:p text:style-name="P5"><text:span text:style-name="T9">int</text:span><text:span text:style-name="T16"> </text:span><text:span text:style-name="T17">i </text:span><text:span text:style-name="T23">=</text:span><text:span text:style-name="T17"> 0;</text:span></text:p>
      <text:p text:style-name="P5"><text:span text:style-name="T17"><text:s text:c="8"/></text:span><text:span text:style-name="T10">for</text:span><text:span text:style-name="T17">(</text:span><text:span text:style-name="T18">i</text:span><text:span text:style-name="T24">=</text:span><text:span text:style-name="T11">0</text:span><text:span text:style-name="T18">; i&lt;</text:span><text:span text:style-name="T11">n</text:span><text:span text:style-name="T18">; i</text:span><text:span text:style-name="T24">++</text:span><text:span text:style-name="T17">)</text:span><text:span text:style-name="T18">{</text:span></text:p>
      <text:p text:style-name="P5"><text:span text:style-name="T13"><text:s text:c="13"/></text:span><text:span text:style-name="T18">instruction;</text:span></text:p>
      <text:p text:style-name="P7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7">example code</text:span>:</text:p>
      <text:p text:style-name="P4">#<text:span text:style-name="T9">include</text:span> <text:span text:style-name="T14">&lt;stdio.h&gt;</text:span></text:p>
      <text:p text:style-name="P4"><text:span text:style-name="T9"><text:s text:c="2"/>int</text:span> main(<text:span text:style-name="T9">void</text:span>){</text:p>
      <text:p text:style-name="P4"><text:s text:c="8"/><text:span text:style-name="T9">int</text:span><text:span text:style-name="T16"> </text:span><text:span text:style-name="T17">i </text:span><text:span text:style-name="T23">=</text:span><text:span text:style-name="T17"> 0;</text:span></text:p>
      <text:p text:style-name="P5"><text:span text:style-name="T17"><text:s text:c="8"/></text:span><text:span text:style-name="T10">for</text:span><text:span text:style-name="T17">(</text:span><text:span text:style-name="T18">i</text:span><text:span text:style-name="T24">=</text:span><text:span text:style-name="T11">0</text:span><text:span text:style-name="T18">; i&lt;</text:span><text:span text:style-name="T11">n</text:span><text:span text:style-name="T18">; i</text:span><text:span text:style-name="T24">++</text:span><text:span text:style-name="T17">)</text:span><text:span text:style-name="T18">{</text:span></text:p>
      <text:p text:style-name="P5"><text:span text:style-name="T13"><text:s text:c="13"/>printf</text:span><text:span text:style-name="T18">("</text:span><text:span text:style-name="T17">Hello World!</text:span><text:span text:style-name="T18">\n");</text:span></text:p>
      <text:p text:style-name="P7">}</text:p>
      <text:p text:style-name="P4"><text:s text:c="4"/><text:span text:style-name="T9">return 0</text:span>;</text:p>
      <text:p text:style-name="P20">}</text:p>
      <text:p text:style-name="P20"/>
      <text:h text:style-name="P11" text:outline-level="2">Discover the effect of simple looping errors</text:h>
      <text:p text:style-name="P23">When working with <text:span text:style-name="T29">for <text:s/>loop</text:span>, we must be careful to enclose corresponding embrace marks because if we do not <text:span text:style-name="T30">do </text:span>it correctly, C programming compiler will not be able to find the error correctly, and we will get a lot of irrelevant errors.</text:p>
      <text:p text:style-name="P23">If we do not have any opening brace and closing brace, the program <text:span text:style-name="T7">will execute the first instruction n times</text:span> and the <text:span text:style-name="T7">others just one</text:span>.</text:p>
      <text:p text:style-name="P24">The compiler <text:span text:style-name="T7">just check for the syntax errors</text:span>.</text:p>
      <text:h text:style-name="P15" text:outline-level="2">Comment on one dedicated line</text:h>
      <text:p text:style-name="P25">We use <text:span text:style-name="T8">//</text:span> to add comments to our program in C programming language.</text:p>
      <text:p text:style-name="P25"/>
      <text:h text:style-name="P16" text:outline-level="2">Comment at the end of an instruction</text:h>
      <text:p text:style-name="P26">We ca put <text:span text:style-name="T8">//</text:span> <text:span text:style-name="T7">at the end</text:span> of each instruction and then put our comment after that.</text:p>
      <text:p text:style-name="P26"/>
      <text:h text:style-name="P27" text:outline-level="2">Comments over multiple lines</text:h>
      <text:p text:style-name="P26"><text:span text:style-name="T1">/*</text:span><text:span text:style-name="T25">comments ...</text:span></text:p>
      <text:p text:style-name="P26">…</text:p>
      <text:p text:style-name="P26">… <text:span text:style-name="T25">end of the comments</text:span><text:span text:style-name="T3">*/</text:span></text:p>
      <text:p text:style-name="P26"><text:span text:style-name="T3"/></text:p>
      <text:p text:style-name="P29"><text:a xlink:type="simple" xlink:href="https://learning.edx.org/course/course-v1:Dartmouth_IMTx+DART.IMT.C.01+1T2020/block-v1:Dartmouth_IMTx+DART.IMT.C.01+1T2020+type@sequential+block@1ddcf56c5704415d864b3c5a8f24b86a" text:style-name="Internet_20_link" text:visited-style-name="Visited_20_Internet_20_Link"><text:span text:style-name="T20"/></text:a></text:p>
      <text:p text:style-name="P29"><text:a xlink:type="simple" xlink:href="https://learning.edx.org/course/course-v1:Dartmouth_IMTx+DART.IMT.C.01+1T2020/block-v1:Dartmouth_IMTx+DART.IMT.C.01+1T2020+type@sequential+block@1ddcf56c5704415d864b3c5a8f24b86a" text:style-name="Internet_20_link" text:visited-style-name="Visited_20_Internet_20_Link"><text:span text:style-name="T20"/></text:a></text:p>
      <text:p text:style-name="P29"><text:a xlink:type="simple" xlink:href="https://learning.edx.org/course/course-v1:Dartmouth_IMTx+DART.IMT.C.01+1T2020/block-v1:Dartmouth_IMTx+DART.IMT.C.01+1T2020+type@sequential+block@1ddcf56c5704415d864b3c5a8f24b86a" text:style-name="Internet_20_link" text:visited-style-name="Visited_20_Internet_20_Link"><text:span text:style-name="T20"/></text:a></text:p>
      <text:p text:style-name="P29"><text:a xlink:type="simple" xlink:href="https://learning.edx.org/course/course-v1:Dartmouth_IMTx+DART.IMT.C.01+1T2020/block-v1:Dartmouth_IMTx+DART.IMT.C.01+1T2020+type@sequential+block@1ddcf56c5704415d864b3c5a8f24b86a" text:style-name="Internet_20_link" text:visited-style-name="Visited_20_Internet_20_Link"><text:span text:style-name="T20"/></text:a></text:p>
      <text:p text:style-name="P29"><text:a xlink:type="simple" xlink:href="https://learning.edx.org/course/course-v1:Dartmouth_IMTx+DART.IMT.C.01+1T2020/block-v1:Dartmouth_IMTx+DART.IMT.C.01+1T2020+type@sequential+block@1ddcf56c5704415d864b3c5a8f24b86a" text:style-name="Internet_20_link" text:visited-style-name="Visited_20_Internet_20_Link"><text:span text:style-name="T20"/></text:a></text:p>
      <text:p text:style-name="P29"><text:soft-page-break/><text:a xlink:type="simple" xlink:href="https://learning.edx.org/course/course-v1:Dartmouth_IMTx+DART.IMT.C.01+1T2020/block-v1:Dartmouth_IMTx+DART.IMT.C.01+1T2020+type@sequential+block@1ddcf56c5704415d864b3c5a8f24b86a" text:style-name="Internet_20_link" text:visited-style-name="Visited_20_Internet_20_Link"><text:span text:style-name="T20">Structure of a simple C program</text:span></text:a></text:p>
      <text:p text:style-name="P30">// preprocessor directive</text:p>
      <text:p text:style-name="P30"><text:span text:style-name="T29">#include</text:span> &lt;stdio.h&gt;</text:p>
      <text:p text:style-name="P30">// main function</text:p>
      <text:p text:style-name="P30"><text:span text:style-name="T29">int</text:span> main(<text:span text:style-name="T29">void</text:span>) {</text:p>
      <text:p text:style-name="P30"><text:s text:c="4"/>// variable declarations</text:p>
      <text:p text:style-name="P30"><text:s text:c="4"/><text:span text:style-name="T29">int</text:span> i = 0;</text:p>
      <text:p text:style-name="P30"><text:s text:c="4"/>// executable statements ... <text:s text:c="2"/></text:p>
      <text:p text:style-name="P30"><text:s text:c="4"/>// return statement</text:p>
      <text:p text:style-name="P30"><text:s text:c="4"/><text:span text:style-name="T29">return 0</text:span>;</text:p>
      <text:p text:style-name="P30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0T23:01:49.242171414</meta:creation-date>
    <dc:date>2021-10-31T14:41:26.779243683</dc:date>
    <meta:editing-duration>PT2H16M5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59" meta:word-count="406" meta:character-count="2362" meta:non-whitespace-character-count="1914"/>
  </office:meta>
</office:document-meta>
</file>